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266cm" draw:marker-end-width="0.266cm" draw:fill="none" draw:fill-color="#ffffff" draw:textarea-vertical-align="middle" draw:auto-grow-height="false" fo:min-height="0.21cm" fo:padding-top="0.138cm" fo:padding-bottom="0.138cm" fo:padding-left="0.263cm" fo:padding-right="0.263cm"/>
    </style:style>
    <style:style style:name="gr2" style:family="graphic" style:parent-style-name="standard">
      <style:graphic-properties draw:stroke="none" svg:stroke-color="#000000" draw:fill="none" draw:fill-color="#ffffff" fo:min-height="0.357cm"/>
    </style:style>
    <style:style style:name="gr3" style:family="graphic" style:parent-style-name="standard">
      <style:graphic-properties draw:stroke="solid" svg:stroke-width="0.025cm" svg:stroke-color="#000000" draw:marker-start-width="0.266cm" draw:marker-end-width="0.266cm" draw:fill="none" draw:fill-color="#ffffff" draw:textarea-vertical-align="middle" draw:auto-grow-height="false" fo:min-height="0.504cm" fo:padding-top="0.138cm" fo:padding-bottom="0.138cm" fo:padding-left="0.263cm" fo:padding-right="0.263cm"/>
    </style:style>
    <style:style style:name="gr4" style:family="graphic" style:parent-style-name="standard">
      <style:graphic-properties draw:stroke="solid" svg:stroke-width="0.025cm" svg:stroke-color="#000000" draw:marker-start-width="0.266cm" draw:marker-end-width="0.266cm" draw:fill="none" draw:fill-color="#ffffff" draw:textarea-vertical-align="middle" draw:auto-grow-height="false" fo:min-height="1.934cm" fo:padding-top="0.138cm" fo:padding-bottom="0.138cm" fo:padding-left="0.263cm" fo:padding-right="0.263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objectwithoutfill">
      <style:graphic-properties svg:stroke-width="0.025cm" svg:stroke-color="#000000" draw:marker-start-width="0.266cm" draw:marker-end="Symmetric_20_Arrow" draw:marker-end-width="0.152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draw:stroke="dash" draw:stroke-dash="Dashed_20__28_var_29_"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draw:stroke="dash" draw:stroke-dash="Dashed_20__28_var_29_" svg:stroke-width="0.025cm" svg:stroke-color="#000000" draw:marker-start="Symmetric_20_Arrow" draw:marker-start-width="0.102cm" draw:marker-end-width="0.266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draw:stroke="dash" draw:stroke-dash="Dashed_20__28_var_29_" svg:stroke-width="0.025cm" svg:stroke-color="#000000" draw:marker-start="Symmetric_20_Arrow" draw:marker-start-width="0.102cm" draw:marker-end="" draw:marker-end-width="0.102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9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636cm" svg:height="0.61cm" draw:transform="rotate (1.5707963267949) translate (0.626cm 9.548cm)">
          <draw:text-box draw:corner-radius="0.102cm">
            <text:p text:style-name="P1">Input Image</text:p>
          </draw:text-box>
        </draw:frame>
        <draw:frame draw:style-name="gr2" draw:text-style-name="P3" draw:layer="layout" svg:width="1.651cm" svg:height="0.607cm" svg:x="0.128cm" svg:y="0.245cm">
          <draw:text-box>
            <text:p><text:span text:style-name="T1">160 x 3</text:span></text:p>
          </draw:text-box>
        </draw:frame>
        <draw:frame draw:style-name="gr3" draw:text-style-name="P2" draw:layer="layout" svg:width="8.636cm" svg:height="0.762cm" draw:transform="rotate (1.5707963267949) translate (1.666cm 9.548cm)">
          <draw:text-box draw:corner-radius="0.102cm">
            <text:p text:style-name="P1">Inception Module</text:p>
          </draw:text-box>
        </draw:frame>
        <draw:frame draw:style-name="gr2" draw:text-style-name="P3" draw:layer="layout" svg:width="1.778cm" svg:height="0.607cm" svg:x="1.452cm" svg:y="0.244cm">
          <draw:text-box>
            <text:p><text:span text:style-name="T1">160 x 18</text:span></text:p>
          </draw:text-box>
        </draw:frame>
        <draw:frame draw:style-name="gr4" draw:text-style-name="P2" draw:layer="layout" svg:width="4.318cm" svg:height="1.143cm" draw:transform="rotate (1.5707963267949) translate (2.856cm 7.389cm)">
          <draw:text-box draw:corner-radius="0.102cm">
            <text:p text:style-name="P1">Encoder 1</text:p>
          </draw:text-box>
        </draw:frame>
        <draw:frame draw:style-name="gr2" draw:text-style-name="P3" draw:layer="layout" svg:width="1.642cm" svg:height="0.607cm" svg:x="2.621cm" svg:y="2.434cm">
          <draw:text-box>
            <text:p><text:span text:style-name="T1">80 x 32</text:span></text:p>
          </draw:text-box>
        </draw:frame>
        <draw:frame draw:style-name="gr4" draw:text-style-name="P2" draw:layer="layout" svg:width="1.905cm" svg:height="2.165cm" svg:x="4.43cm" svg:y="4.153cm">
          <draw:text-box draw:corner-radius="0.102cm">
            <text:p text:style-name="P1">Encoder 2</text:p>
          </draw:text-box>
        </draw:frame>
        <draw:frame draw:style-name="gr2" draw:text-style-name="P3" draw:layer="layout" svg:width="1.682cm" svg:height="0.607cm" svg:x="4.537cm" svg:y="3.513cm">
          <draw:text-box>
            <text:p><text:span text:style-name="T1">40 x 64</text:span></text:p>
          </draw:text-box>
        </draw:frame>
        <draw:frame draw:style-name="gr4" draw:text-style-name="P2" draw:layer="layout" svg:width="2.54cm" svg:height="1.273cm" svg:x="6.765cm" svg:y="4.597cm">
          <draw:text-box draw:corner-radius="0.102cm">
            <text:p text:style-name="P1">Encoder 3</text:p>
          </draw:text-box>
        </draw:frame>
        <draw:frame draw:style-name="gr2" draw:text-style-name="P3" draw:layer="layout" svg:width="1.768cm" svg:height="0.607cm" svg:x="7.157cm" svg:y="3.965cm">
          <draw:text-box>
            <text:p><text:span text:style-name="T1">20 x 128</text:span></text:p>
          </draw:text-box>
        </draw:frame>
        <draw:frame draw:style-name="gr4" draw:text-style-name="P2" draw:layer="layout" svg:width="3.302cm" svg:height="1.265cm" svg:x="9.73cm" svg:y="4.593cm">
          <draw:text-box draw:corner-radius="0.102cm">
            <text:p text:style-name="P1">1x1 Convolution</text:p>
          </draw:text-box>
        </draw:frame>
        <draw:frame draw:style-name="gr2" draw:text-style-name="P3" draw:layer="layout" svg:width="1.846cm" svg:height="0.607cm" svg:x="10.489cm" svg:y="3.95cm">
          <draw:text-box>
            <text:p><text:span text:style-name="T1">20 x 256</text:span></text:p>
          </draw:text-box>
        </draw:frame>
        <draw:frame draw:style-name="gr4" draw:text-style-name="P2" draw:layer="layout" svg:width="2.54cm" svg:height="2.165cm" svg:x="13.462cm" svg:y="4.153cm">
          <draw:text-box draw:corner-radius="0.102cm">
            <text:p text:style-name="P1">Decoder 1</text:p>
          </draw:text-box>
        </draw:frame>
        <draw:frame draw:style-name="gr2" draw:text-style-name="P3" draw:layer="layout" svg:width="1.812cm" svg:height="0.607cm" svg:x="13.839cm" svg:y="3.512cm">
          <draw:text-box>
            <text:p><text:span text:style-name="T1">40 x 128</text:span></text:p>
          </draw:text-box>
        </draw:frame>
        <draw:frame draw:style-name="gr4" draw:text-style-name="P2" draw:layer="layout" svg:width="1.905cm" svg:height="4.328cm" svg:x="16.43cm" svg:y="3.073cm">
          <draw:text-box draw:corner-radius="0.102cm">
            <text:p text:style-name="P1">Decoder 2</text:p>
          </draw:text-box>
        </draw:frame>
        <draw:frame draw:style-name="gr2" draw:text-style-name="P3" draw:layer="layout" svg:width="1.676cm" svg:height="0.607cm" svg:x="16.557cm" svg:y="2.444cm">
          <draw:text-box>
            <text:p><text:span text:style-name="T1">80 x 64</text:span></text:p>
          </draw:text-box>
        </draw:frame>
        <draw:frame draw:style-name="gr4" draw:text-style-name="P2" draw:layer="layout" svg:width="8.636cm" svg:height="1.143cm" draw:transform="rotate (1.5707963267949) translate (18.76cm 9.548cm)">
          <draw:text-box draw:corner-radius="0.102cm">
            <text:p text:style-name="P1">Decoder 3</text:p>
          </draw:text-box>
        </draw:frame>
        <draw:frame draw:style-name="gr5" draw:text-style-name="P3" draw:layer="layout" svg:width="1.778cm" svg:height="0.635cm" svg:x="18.49cm" svg:y="0.212cm">
          <draw:text-box>
            <text:p><text:span text:style-name="T1">160 x 32</text:span></text:p>
          </draw:text-box>
        </draw:frame>
        <draw:frame draw:style-name="gr1" draw:text-style-name="P2" draw:layer="layout" svg:width="8.636cm" svg:height="0.61cm" draw:transform="rotate (1.5707963267949) translate (20.332cm 9.548cm)">
          <draw:text-box draw:corner-radius="0.102cm">
            <text:p text:style-name="P1">Output</text:p>
          </draw:text-box>
        </draw:frame>
        <draw:frame draw:style-name="gr5" draw:text-style-name="P3" draw:layer="layout" svg:width="1.778cm" svg:height="0.635cm" svg:x="19.925cm" svg:y="0.212cm">
          <draw:text-box>
            <text:p><text:span text:style-name="T1">160 x 3</text:span></text:p>
          </draw:text-box>
        </draw:frame>
        <draw:line draw:style-name="gr6" draw:text-style-name="P4" draw:layer="layout" svg:x1="1.236cm" svg:y1="5.23cm" svg:x2="1.668cm" svg:y2="5.23cm">
          <text:p/>
        </draw:line>
        <draw:line draw:style-name="gr6" draw:text-style-name="P4" xml:id="id1" draw:id="id1" draw:layer="layout" svg:x1="2.426cm" svg:y1="5.23cm" svg:x2="2.858cm" svg:y2="5.23cm">
          <text:p/>
        </draw:line>
        <draw:line draw:style-name="gr6" draw:text-style-name="P4" xml:id="id5" draw:id="id5" draw:layer="layout" svg:x1="4cm" svg:y1="5.23cm" svg:x2="4.432cm" svg:y2="5.23cm">
          <text:p/>
        </draw:line>
        <draw:line draw:style-name="gr6" draw:text-style-name="P4" xml:id="id9" draw:id="id9" draw:layer="layout" svg:x1="6.335cm" svg:y1="5.23cm" svg:x2="6.767cm" svg:y2="5.23cm">
          <text:p/>
        </draw:line>
        <draw:line draw:style-name="gr6" draw:text-style-name="P4" draw:layer="layout" svg:x1="9.305cm" svg:y1="5.23cm" svg:x2="9.737cm" svg:y2="5.23cm">
          <text:p/>
        </draw:line>
        <draw:line draw:style-name="gr6" draw:text-style-name="P4" xml:id="id10" draw:id="id10" draw:layer="layout" svg:x1="13.033cm" svg:y1="5.23cm" svg:x2="13.465cm" svg:y2="5.23cm">
          <text:p/>
        </draw:line>
        <draw:line draw:style-name="gr6" draw:text-style-name="P4" xml:id="id6" draw:id="id6" draw:layer="layout" svg:x1="16cm" svg:y1="5.23cm" svg:x2="16.432cm" svg:y2="5.23cm">
          <text:p/>
        </draw:line>
        <draw:line draw:style-name="gr6" draw:text-style-name="P4" xml:id="id4" draw:id="id4" draw:layer="layout" svg:x1="18.333cm" svg:y1="5.23cm" svg:x2="18.765cm" svg:y2="5.23cm">
          <text:p/>
        </draw:line>
        <draw:line draw:style-name="gr6" draw:text-style-name="P4" draw:layer="layout" svg:x1="19.903cm" svg:y1="5.23cm" svg:x2="20.335cm" svg:y2="5.23cm">
          <text:p/>
        </draw:line>
        <draw:connector draw:style-name="gr7" draw:text-style-name="P4" xml:id="id2" draw:id="id2" draw:layer="layout" draw:type="line" svg:x1="2.642cm" svg:y1="5.23cm" svg:x2="2.636cm" svg:y2="10.31cm" draw:start-shape="id1" draw:start-glue-point="0" svg:d="M2642 5230l-6 5080" svg:viewBox="0 0 7 5081">
          <text:p/>
        </draw:connector>
        <draw:connector draw:style-name="gr7" draw:text-style-name="P4" draw:layer="layout" draw:type="line" svg:x1="2.636cm" svg:y1="10.31cm" svg:x2="18.536cm" svg:y2="10.31cm" draw:start-shape="id2" draw:start-glue-point="3" draw:end-shape="id3" draw:end-glue-point="3" svg:d="M2636 10310h15900" svg:viewBox="0 0 15901 1">
          <text:p/>
        </draw:connector>
        <draw:connector draw:style-name="gr8" draw:text-style-name="P4" xml:id="id3" draw:id="id3" draw:layer="layout" draw:type="line" svg:x1="18.549cm" svg:y1="5.23cm" svg:x2="18.536cm" svg:y2="10.31cm" draw:start-shape="id4" draw:start-glue-point="0" svg:d="M18549 5230l-13 5080" svg:viewBox="0 0 14 5081">
          <text:p/>
        </draw:connector>
        <draw:connector draw:style-name="gr7" draw:text-style-name="P4" xml:id="id7" draw:id="id7" draw:layer="layout" draw:type="line" svg:x1="4.216cm" svg:y1="5.23cm" svg:x2="4.184cm" svg:y2="9.04cm" draw:start-shape="id5" draw:start-glue-point="0" svg:d="M4216 5230l-32 3810" svg:viewBox="0 0 33 3811">
          <text:p/>
        </draw:connector>
        <draw:connector draw:style-name="gr8" draw:text-style-name="P4" xml:id="id8" draw:id="id8" draw:layer="layout" draw:type="line" svg:x1="16.216cm" svg:y1="5.23cm" svg:x2="16.192cm" svg:y2="9.04cm" draw:start-shape="id6" draw:start-glue-point="0" svg:d="M16216 5230l-24 3810" svg:viewBox="0 0 25 3811">
          <text:p/>
        </draw:connector>
        <draw:connector draw:style-name="gr7" draw:text-style-name="P4" draw:layer="layout" draw:type="line" svg:x1="4.184cm" svg:y1="9.04cm" svg:x2="16.192cm" svg:y2="9.04cm" draw:start-shape="id7" draw:start-glue-point="3" draw:end-shape="id8" draw:end-glue-point="3" svg:d="M4184 9040h12008" svg:viewBox="0 0 12009 1">
          <text:p/>
        </draw:connector>
        <draw:connector draw:style-name="gr7" draw:text-style-name="P4" xml:id="id11" draw:id="id11" draw:layer="layout" draw:type="line" svg:x1="6.551cm" svg:y1="5.23cm" svg:x2="6.51cm" svg:y2="7.77cm" draw:start-shape="id9" draw:start-glue-point="0" svg:d="M6551 5230l-41 2540" svg:viewBox="0 0 42 2541">
          <text:p/>
        </draw:connector>
        <draw:connector draw:style-name="gr9" draw:text-style-name="P4" xml:id="id12" draw:id="id12" draw:layer="layout" draw:type="line" svg:x1="13.249cm" svg:y1="5.23cm" svg:x2="13.241cm" svg:y2="7.767cm" draw:start-shape="id10" draw:start-glue-point="0" svg:d="M13249 5230l-8 2537" svg:viewBox="0 0 9 2538">
          <text:p/>
        </draw:connector>
        <draw:connector draw:style-name="gr7" draw:text-style-name="P4" draw:layer="layout" draw:type="line" svg:x1="6.51cm" svg:y1="7.77cm" svg:x2="13.241cm" svg:y2="7.767cm" draw:start-shape="id11" draw:start-glue-point="3" draw:end-shape="id12" draw:end-glue-point="3" svg:d="M6510 7770l6731-3" svg:viewBox="0 0 6732 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2:01:51.432224929</meta:creation-date>
    <dc:date>2018-02-13T19:00:08.911767104</dc:date>
    <meta:editing-duration>PT15M5S</meta:editing-duration>
    <meta:editing-cycles>4</meta:editing-cycles>
    <meta:generator>LibreOffice/5.1.6.2$Linux_X86_64 LibreOffice_project/10m0$Build-2</meta:generator>
    <meta:document-statistic meta:object-count="38"/>
  </office:meta>
</office:document-meta>
</file>